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exusSansPro" svg:font-family="NexusSansPro" style:font-family-generic="swiss" style:font-pitch="variable"/>
    <style:font-face style:name="OpenSymbol" svg:font-family="OpenSymbol" style:font-charset="x-symbol"/>
    <style:font-face style:name="Songti SC" svg:font-family="'Songti SC'"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paragraph-properties fo:line-height="100%" fo:text-align="justify" style:justify-single-word="false"/>
      <style:text-properties fo:language="de" fo:country="DE"/>
    </style:style>
    <style:style style:name="P2" style:family="paragraph" style:parent-style-name="First_20_paragraph">
      <style:paragraph-properties fo:text-align="justify" style:justify-single-word="false"/>
      <style:text-properties officeooo:paragraph-rsid="001925af"/>
    </style:style>
    <style:style style:name="P3" style:family="paragraph" style:parent-style-name="First_20_paragraph">
      <style:paragraph-properties fo:text-align="justify" style:justify-single-word="false"/>
      <style:text-properties style:font-name="NexusSansPro" fo:language="de" fo:country="DE"/>
    </style:style>
    <style:style style:name="P4" style:family="paragraph" style:parent-style-name="First_20_paragraph">
      <style:text-properties style:font-name="NexusSansPro" fo:language="de" fo:country="DE"/>
    </style:style>
    <style:style style:name="P5" style:family="paragraph" style:parent-style-name="First_20_paragraph">
      <style:paragraph-properties fo:margin-top="0cm" fo:margin-bottom="0cm" style:contextual-spacing="false" fo:text-align="justify" style:justify-single-word="false"/>
      <style:text-properties style:font-name="NexusSansPro" fo:font-size="10pt" fo:language="de" fo:country="DE" style:font-size-asian="8.75pt" style:font-size-complex="10pt"/>
    </style:style>
    <style:style style:name="P6" style:family="paragraph" style:parent-style-name="First_20_paragraph">
      <style:text-properties officeooo:paragraph-rsid="0018c785"/>
    </style:style>
    <style:style style:name="P7" style:family="paragraph" style:parent-style-name="Footer">
      <style:paragraph-properties fo:text-align="center" style:justify-single-word="false"/>
      <style:text-properties fo:language="de" fo:country="DE"/>
    </style:style>
    <style:style style:name="P8" style:family="paragraph" style:parent-style-name="Heading_20_1">
      <style:text-properties fo:language="de" fo:country="DE"/>
    </style:style>
    <style:style style:name="P9" style:family="paragraph" style:parent-style-name="Heading_20_2">
      <style:text-properties fo:language="de" fo:country="DE"/>
    </style:style>
    <style:style style:name="P10" style:family="paragraph" style:parent-style-name="Heading_20_2">
      <style:paragraph-properties fo:line-height="115%"/>
      <style:text-properties fo:language="de" fo:country="DE"/>
    </style:style>
    <style:style style:name="P11" style:family="paragraph" style:parent-style-name="Heading_20_2">
      <style:text-properties fo:language="de" fo:country="DE" officeooo:paragraph-rsid="001925af"/>
    </style:style>
    <style:style style:name="P12" style:family="paragraph" style:parent-style-name="Heading_20_2">
      <style:paragraph-properties fo:margin-top="0cm" fo:margin-bottom="0cm" style:contextual-spacing="false"/>
      <style:text-properties style:font-name="NexusSansPro" fo:language="de" fo:country="DE"/>
    </style:style>
    <style:style style:name="P13" style:family="paragraph" style:parent-style-name="Heading_20_3">
      <style:text-properties fo:font-size="13pt" officeooo:paragraph-rsid="001925af" style:font-size-asian="13pt" style:font-size-complex="13pt"/>
    </style:style>
    <style:style style:name="P14" style:family="paragraph" style:parent-style-name="Preformatted_20_Text" style:list-style-name="L15">
      <style:paragraph-properties fo:margin-top="0cm" fo:margin-bottom="0cm" style:contextual-spacing="false"/>
      <style:text-properties fo:language="de" fo:country="DE"/>
    </style:style>
    <style:style style:name="P15" style:family="paragraph" style:parent-style-name="Preformatted_20_Text" style:list-style-name="L16">
      <style:text-properties fo:language="de" fo:country="DE"/>
    </style:style>
    <style:style style:name="P16" style:family="paragraph" style:parent-style-name="Preformatted_20_Text" style:list-style-name="L16">
      <style:text-properties fo:language="de" fo:country="DE" officeooo:paragraph-rsid="0018c785"/>
    </style:style>
    <style:style style:name="P17" style:family="paragraph" style:parent-style-name="Preformatted_20_Text" style:list-style-name="L17">
      <style:text-properties fo:language="de" fo:country="DE"/>
    </style:style>
    <style:style style:name="P18" style:family="paragraph" style:parent-style-name="Preformatted_20_Text">
      <style:paragraph-properties fo:margin-top="0cm" fo:margin-bottom="0cm" style:contextual-spacing="false"/>
      <style:text-properties style:font-name="NexusSansPro" fo:font-size="6pt" fo:language="de" fo:country="DE" style:font-size-asian="5.25pt" style:font-size-complex="6pt"/>
    </style:style>
    <style:style style:name="P19" style:family="paragraph" style:parent-style-name="Preformatted_20_Text">
      <style:text-properties style:font-name="NexusSansPro" fo:font-size="6pt" fo:language="de" fo:country="DE" style:font-size-asian="5.25pt" style:font-size-complex="6pt"/>
    </style:style>
    <style:style style:name="P20" style:family="paragraph" style:parent-style-name="Preformatted_20_Text">
      <style:text-properties style:font-name="NexusSansPro" fo:font-size="14pt" fo:language="de" fo:country="DE" style:font-size-asian="12.25pt" style:font-size-complex="14pt"/>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text-properties officeooo:paragraph-rsid="00176cb2"/>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1">
      <style:paragraph-properties fo:margin-top="0cm" fo:margin-bottom="0cm" style:contextual-spacing="false"/>
      <style:text-properties officeooo:paragraph-rsid="0018c785"/>
    </style:style>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2">
      <style:paragraph-properties fo:margin-top="0cm" fo:margin-bottom="0cm" style:contextual-spacing="false"/>
      <style:text-properties officeooo:paragraph-rsid="0018c785"/>
    </style:style>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20">
      <style:paragraph-properties fo:margin-top="0cm" fo:margin-bottom="0cm" style:contextual-spacing="false"/>
    </style:style>
    <style:style style:name="P33" style:family="paragraph" style:parent-style-name="Text_20_body" style:list-style-name="L22">
      <style:paragraph-properties fo:margin-top="0cm" fo:margin-bottom="0cm" style:contextual-spacing="false"/>
    </style:style>
    <style:style style:name="P34" style:family="paragraph" style:parent-style-name="Text_20_body" style:list-style-name="L7">
      <style:paragraph-properties fo:margin-top="0cm" fo:margin-bottom="0cm" style:contextual-spacing="false"/>
      <style:text-properties fo:language="de" fo:country="DE"/>
    </style:style>
    <style:style style:name="P35" style:family="paragraph" style:parent-style-name="Text_20_body">
      <style:paragraph-properties fo:text-align="justify" style:justify-single-word="false"/>
    </style:style>
    <style:style style:name="P36" style:family="paragraph" style:parent-style-name="Text_20_body">
      <style:paragraph-properties fo:margin-top="0cm" fo:margin-bottom="0cm" style:contextual-spacing="false" fo:line-height="100%" fo:text-align="justify" style:justify-single-word="false"/>
      <style:text-properties fo:font-size="14pt" fo:language="de" fo:country="DE" style:font-size-asian="12.25pt" style:font-size-complex="14pt"/>
    </style:style>
    <style:style style:name="P37" style:family="paragraph" style:parent-style-name="Text_20_body">
      <style:paragraph-properties fo:margin-top="0cm" fo:margin-bottom="0cm" style:contextual-spacing="false" fo:text-align="justify" style:justify-single-word="false"/>
      <style:text-properties fo:font-size="14pt" style:font-size-asian="12.25pt" style:font-size-complex="14pt"/>
    </style:style>
    <style:style style:name="P38" style:family="paragraph" style:parent-style-name="Text_20_body">
      <style:paragraph-properties fo:margin-top="0cm" fo:margin-bottom="0cm" style:contextual-spacing="false"/>
      <style:text-properties fo:font-size="14pt" style:font-size-asian="12.25pt" style:font-size-complex="14pt"/>
    </style:style>
    <style:style style:name="P39" style:family="paragraph" style:parent-style-name="Text_20_body" style:list-style-name="L2">
      <style:paragraph-properties fo:margin-top="0cm" fo:margin-bottom="0cm" style:contextual-spacing="false" fo:text-align="justify" style:justify-single-word="false"/>
      <style:text-properties style:font-name="NexusSansPro" fo:language="de" fo:country="DE"/>
    </style:style>
    <style:style style:name="P40" style:family="paragraph" style:parent-style-name="Text_20_body" style:list-style-name="L3">
      <style:paragraph-properties fo:margin-top="0cm" fo:margin-bottom="0cm" style:contextual-spacing="false"/>
      <style:text-properties style:font-name="NexusSansPro" fo:language="de" fo:country="DE" fo:font-weight="bold" style:font-weight-asian="bold" style:font-weight-complex="bold"/>
    </style:style>
    <style:style style:name="P41" style:family="paragraph" style:parent-style-name="Text_20_body" style:list-style-name="L3">
      <style:paragraph-properties fo:margin-top="0.101cm" fo:margin-bottom="0.101cm" style:contextual-spacing="false"/>
      <style:text-properties style:font-name="NexusSansPro" fo:language="de" fo:country="DE" fo:font-weight="bold" style:font-weight-asian="bold" style:font-weight-complex="bold"/>
    </style:style>
    <style:style style:name="P42" style:family="paragraph" style:parent-style-name="Text_20_body" style:list-style-name="L6">
      <style:paragraph-properties fo:margin-top="0cm" fo:margin-bottom="0cm" style:contextual-spacing="false"/>
      <style:text-properties style:font-name="NexusSansPro" fo:language="de" fo:country="DE" fo:font-weight="bold" style:font-weight-asian="bold" style:font-weight-complex="bold"/>
    </style:style>
    <style:style style:name="P43" style:family="paragraph" style:parent-style-name="Text_20_body" style:list-style-name="L10">
      <style:paragraph-properties fo:margin-top="0cm" fo:margin-bottom="0cm" style:contextual-spacing="false"/>
      <style:text-properties style:font-name="NexusSansPro" fo:language="de" fo:country="DE" fo:font-weight="bold" style:font-weight-asian="bold" style:font-weight-complex="bold"/>
    </style:style>
    <style:style style:name="P44" style:family="paragraph" style:parent-style-name="Text_20_body" style:list-style-name="L14">
      <style:paragraph-properties fo:margin-top="0cm" fo:margin-bottom="0cm" style:contextual-spacing="false"/>
      <style:text-properties style:font-name="NexusSansPro" fo:language="de" fo:country="DE" fo:font-weight="bold" style:font-weight-asian="bold" style:font-weight-complex="bold"/>
    </style:style>
    <style:style style:name="P45" style:family="paragraph" style:parent-style-name="Text_20_body" style:list-style-name="L18">
      <style:paragraph-properties fo:margin-top="0cm" fo:margin-bottom="0cm" style:contextual-spacing="false"/>
      <style:text-properties style:font-name="NexusSansPro" fo:language="de" fo:country="DE" fo:font-weight="bold" style:font-weight-asian="bold" style:font-weight-complex="bold"/>
    </style:style>
    <style:style style:name="P46" style:family="paragraph" style:parent-style-name="Text_20_body" style:list-style-name="L4">
      <style:paragraph-properties fo:margin-top="0cm" fo:margin-bottom="0cm" style:contextual-spacing="false"/>
      <style:text-properties style:font-name="NexusSansPro" fo:language="de" fo:country="DE"/>
    </style:style>
    <style:style style:name="P47" style:family="paragraph" style:parent-style-name="Text_20_body" style:list-style-name="L4">
      <style:paragraph-properties fo:margin-top="0cm" fo:margin-bottom="0cm" style:contextual-spacing="false"/>
      <style:text-properties style:font-name="NexusSansPro" fo:language="de" fo:country="DE" officeooo:paragraph-rsid="0018c785"/>
    </style:style>
    <style:style style:name="P48" style:family="paragraph" style:parent-style-name="Text_20_body" style:list-style-name="L5">
      <style:paragraph-properties fo:margin-top="0cm" fo:margin-bottom="0cm" style:contextual-spacing="false"/>
      <style:text-properties style:font-name="NexusSansPro" fo:language="de" fo:country="DE"/>
    </style:style>
    <style:style style:name="P49" style:family="paragraph" style:parent-style-name="Text_20_body" style:list-style-name="L7">
      <style:paragraph-properties fo:margin-top="0cm" fo:margin-bottom="0cm" style:contextual-spacing="false"/>
      <style:text-properties style:font-name="NexusSansPro" fo:language="de" fo:country="DE"/>
    </style:style>
    <style:style style:name="P50" style:family="paragraph" style:parent-style-name="Text_20_body" style:list-style-name="L7">
      <style:paragraph-properties fo:margin-top="0cm" fo:margin-bottom="0cm" style:contextual-spacing="false"/>
      <style:text-properties style:font-name="NexusSansPro" fo:language="de" fo:country="DE" officeooo:paragraph-rsid="0018c785"/>
    </style:style>
    <style:style style:name="P51" style:family="paragraph" style:parent-style-name="Text_20_body" style:list-style-name="L8">
      <style:paragraph-properties fo:margin-top="0cm" fo:margin-bottom="0cm" style:contextual-spacing="false"/>
      <style:text-properties style:font-name="NexusSansPro" fo:language="de" fo:country="DE"/>
    </style:style>
    <style:style style:name="P52" style:family="paragraph" style:parent-style-name="Text_20_body" style:list-style-name="L9">
      <style:paragraph-properties fo:margin-top="0cm" fo:margin-bottom="0cm" style:contextual-spacing="false"/>
      <style:text-properties style:font-name="NexusSansPro" fo:language="de" fo:country="DE"/>
    </style:style>
    <style:style style:name="P53" style:family="paragraph" style:parent-style-name="Text_20_body" style:list-style-name="L11">
      <style:paragraph-properties fo:margin-top="0cm" fo:margin-bottom="0cm" style:contextual-spacing="false"/>
      <style:text-properties style:font-name="NexusSansPro" fo:language="de" fo:country="DE"/>
    </style:style>
    <style:style style:name="P54" style:family="paragraph" style:parent-style-name="Text_20_body" style:list-style-name="L12">
      <style:paragraph-properties fo:margin-top="0cm" fo:margin-bottom="0cm" style:contextual-spacing="false"/>
      <style:text-properties style:font-name="NexusSansPro" fo:language="de" fo:country="DE"/>
    </style:style>
    <style:style style:name="P55" style:family="paragraph" style:parent-style-name="Text_20_body" style:list-style-name="L13">
      <style:paragraph-properties fo:margin-top="0cm" fo:margin-bottom="0cm" style:contextual-spacing="false"/>
      <style:text-properties style:font-name="NexusSansPro" fo:language="de" fo:country="DE" officeooo:paragraph-rsid="0018c785"/>
    </style:style>
    <style:style style:name="P56" style:family="paragraph" style:parent-style-name="Text_20_body" style:list-style-name="L15">
      <style:paragraph-properties fo:margin-top="0cm" fo:margin-bottom="0cm" style:contextual-spacing="false" fo:line-height="100%"/>
      <style:text-properties style:font-name="NexusSansPro" fo:language="de" fo:country="DE"/>
    </style:style>
    <style:style style:name="P57" style:family="paragraph" style:parent-style-name="Text_20_body" style:list-style-name="L15">
      <style:paragraph-properties fo:margin-top="0cm" fo:margin-bottom="0cm" style:contextual-spacing="false" fo:line-height="100%"/>
      <style:text-properties style:font-name="NexusSansPro" fo:language="de" fo:country="DE" officeooo:paragraph-rsid="0018c785"/>
    </style:style>
    <style:style style:name="P58" style:family="paragraph" style:parent-style-name="Text_20_body" style:list-style-name="L16">
      <style:text-properties style:font-name="NexusSansPro" fo:language="de" fo:country="DE"/>
    </style:style>
    <style:style style:name="P59" style:family="paragraph" style:parent-style-name="Text_20_body" style:list-style-name="L16">
      <style:text-properties style:font-name="NexusSansPro" fo:language="de" fo:country="DE" officeooo:paragraph-rsid="0018c785"/>
    </style:style>
    <style:style style:name="P60" style:family="paragraph" style:parent-style-name="Text_20_body" style:list-style-name="L17">
      <style:text-properties style:font-name="NexusSansPro" fo:language="de" fo:country="DE"/>
    </style:style>
    <style:style style:name="P61" style:family="paragraph" style:parent-style-name="Text_20_body" style:list-style-name="L19">
      <style:paragraph-properties fo:margin-top="0cm" fo:margin-bottom="0cm" style:contextual-spacing="false"/>
      <style:text-properties style:font-name="NexusSansPro" fo:language="de" fo:country="DE"/>
    </style:style>
    <style:style style:name="P62" style:family="paragraph" style:parent-style-name="Text_20_body" style:list-style-name="L20">
      <style:paragraph-properties fo:margin-top="0cm" fo:margin-bottom="0cm" style:contextual-spacing="false"/>
      <style:text-properties style:font-name="NexusSansPro" fo:language="de" fo:country="DE"/>
    </style:style>
    <style:style style:name="P63" style:family="paragraph" style:parent-style-name="Text_20_body" style:list-style-name="L21">
      <style:paragraph-properties fo:margin-top="0cm" fo:margin-bottom="0cm" style:contextual-spacing="false"/>
      <style:text-properties style:font-name="NexusSansPro" fo:language="de" fo:country="DE"/>
    </style:style>
    <style:style style:name="P64" style:family="paragraph" style:parent-style-name="Text_20_body">
      <style:paragraph-properties fo:margin-top="0cm" fo:margin-bottom="0cm" style:contextual-spacing="false" fo:text-align="justify" style:justify-single-word="false"/>
      <style:text-properties style:font-name="NexusSansPro" fo:font-size="14pt" fo:language="de" fo:country="DE" style:font-size-asian="12.25pt" style:font-size-complex="14pt"/>
    </style:style>
    <style:style style:name="P65" style:family="paragraph" style:parent-style-name="Text_20_body">
      <style:paragraph-properties fo:margin-top="0cm" fo:margin-bottom="0cm" style:contextual-spacing="false"/>
      <style:text-properties style:font-name="NexusSansPro" fo:font-size="14pt" fo:language="de" fo:country="DE" style:font-size-asian="12.25pt" style:font-size-complex="14pt"/>
    </style:style>
    <style:style style:name="P66" style:family="paragraph" style:parent-style-name="Text_20_body">
      <style:paragraph-properties fo:margin-top="0cm" fo:margin-bottom="0cm" style:contextual-spacing="false"/>
      <style:text-properties style:font-name="NexusSansPro" fo:font-size="14pt" fo:language="de" fo:country="DE" officeooo:paragraph-rsid="0018c785" style:font-size-asian="12.25pt" style:font-size-complex="14pt"/>
    </style:style>
    <style:style style:name="P67" style:family="paragraph" style:parent-style-name="Text_20_body">
      <style:paragraph-properties fo:margin-top="0cm" fo:margin-bottom="0cm" style:contextual-spacing="false"/>
      <style:text-properties style:font-name="NexusSansPro" fo:font-size="6pt" fo:language="de" fo:country="DE" style:font-size-asian="5.25pt" style:font-size-complex="6pt"/>
    </style:style>
    <style:style style:name="P68" style:family="paragraph" style:parent-style-name="Text_20_body" style:list-style-name="L7">
      <style:paragraph-properties fo:margin-top="0cm" fo:margin-bottom="0cm" style:contextual-spacing="false"/>
      <style:text-properties style:font-name="NexusSansPro" fo:font-size="6pt" fo:language="de" fo:country="DE" officeooo:paragraph-rsid="0018c785" style:font-size-asian="5.25pt" style:font-size-complex="6pt"/>
    </style:style>
    <style:style style:name="P69" style:family="paragraph" style:parent-style-name="Text_20_body" style:list-style-name="L4">
      <style:paragraph-properties fo:margin-top="0cm" fo:margin-bottom="0cm" style:contextual-spacing="false"/>
      <style:text-properties style:font-name="NexusSansPro" fo:font-size="6pt" fo:language="de" fo:country="DE" officeooo:paragraph-rsid="0018c785" style:font-size-asian="5.25pt" style:font-size-complex="6pt"/>
    </style:style>
    <style:style style:name="P70" style:family="paragraph" style:parent-style-name="Text_20_body">
      <style:paragraph-properties fo:margin-top="0cm" fo:margin-bottom="0cm" style:contextual-spacing="false"/>
      <style:text-properties style:font-name="NexusSansPro" fo:font-size="6pt" fo:language="de" fo:country="DE" officeooo:paragraph-rsid="0018c785" style:font-size-asian="5.25pt" style:font-size-complex="6pt"/>
    </style:style>
    <style:style style:name="P71" style:family="paragraph" style:parent-style-name="Text_20_body">
      <style:paragraph-properties fo:margin-top="0cm" fo:margin-bottom="0cm" style:contextual-spacing="false"/>
      <style:text-properties style:font-name="NexusSansPro" fo:font-size="6pt" style:font-size-asian="5.25pt" style:font-size-complex="6pt"/>
    </style:style>
    <style:style style:name="P72" style:family="paragraph" style:parent-style-name="Text_20_body">
      <style:paragraph-properties fo:margin-top="0cm" fo:margin-bottom="0cm" style:contextual-spacing="false"/>
      <style:text-properties style:font-name="NexusSansPro" fo:font-size="6pt" officeooo:paragraph-rsid="001925af" style:font-size-asian="5.25pt" style:font-size-complex="6pt"/>
    </style:style>
    <style:style style:name="P73" style:family="paragraph" style:parent-style-name="Text_20_body">
      <style:paragraph-properties fo:margin-top="0cm" fo:margin-bottom="0cm" style:contextual-spacing="false" fo:line-height="115%"/>
      <style:text-properties style:font-name="NexusSansPro" fo:font-size="6pt" style:font-size-asian="5.25pt" style:font-size-complex="6pt"/>
    </style:style>
    <style:style style:name="P74" style:family="paragraph" style:parent-style-name="Text_20_body">
      <style:paragraph-properties fo:margin-top="0cm" fo:margin-bottom="0cm" style:contextual-spacing="false"/>
    </style:style>
    <style:style style:name="P75" style:family="paragraph" style:parent-style-name="Text_20_body">
      <style:paragraph-properties fo:margin-top="0cm" fo:margin-bottom="0cm" style:contextual-spacing="false"/>
      <style:text-properties fo:font-size="6pt" officeooo:paragraph-rsid="0018c785" style:font-size-asian="5.25pt" style:font-size-complex="6pt"/>
    </style:style>
    <style:style style:name="P76" style:family="paragraph" style:parent-style-name="Text_20_body">
      <style:paragraph-properties fo:margin-top="0cm" fo:margin-bottom="0cm" style:contextual-spacing="false"/>
      <style:text-properties fo:font-size="10pt" style:font-size-asian="8.75pt" style:font-size-complex="10pt"/>
    </style:style>
    <style:style style:name="P77" style:family="paragraph" style:parent-style-name="Text_20_body">
      <style:paragraph-properties fo:margin-top="0cm" fo:margin-bottom="0cm" style:contextual-spacing="false"/>
      <style:text-properties officeooo:paragraph-rsid="0018c785"/>
    </style:style>
    <style:style style:name="T1" style:family="text">
      <style:text-properties fo:font-style="italic" style:font-style-asian="italic" style:font-style-complex="italic"/>
    </style:style>
    <style:style style:name="T2" style:family="text">
      <style:text-properties fo:language="de" fo:country="DE"/>
    </style:style>
    <style:style style:name="T3" style:family="text">
      <style:text-properties style:font-name="NexusSansPro"/>
    </style:style>
    <style:style style:name="T4" style:family="text">
      <style:text-properties style:font-name="NexusSansPro" fo:language="de" fo:country="DE"/>
    </style:style>
    <style:style style:name="T5" style:family="text">
      <style:text-properties style:font-name="NexusSansPro" fo:font-style="italic" style:font-style-asian="italic" style:font-style-complex="italic"/>
    </style:style>
    <style:style style:name="T6" style:family="text">
      <style:text-properties style:font-name="NexusSansPro" fo:font-size="6pt" fo:language="de" fo:country="DE" style:font-size-asian="5.25pt" style:font-size-complex="6pt"/>
    </style:style>
    <style:style style:name="T7" style:family="text">
      <style:text-properties style:font-name="Songti SC"/>
    </style:style>
    <style:style style:name="T8" style:family="text">
      <style:text-properties fo:font-size="13pt" fo:language="de" fo:country="DE" style:font-size-asian="13pt" style:font-size-complex="13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berechnungsmethoden-in-der-aerodynamik---rechnerübung"/>Berechnungsmethoden in der Aerodynamik - Rechnerübung<text:bookmark-end text:name="berechnungsmethoden-in-der-aerodynamik---rechnerübung"/></text:h>
      <text:p text:style-name="P5"/>
      <text:p text:style-name="P1"><text:span text:style-name="T3">Willkommen zum Computer-basierten Teil der Übung zur Vorlesung “Berechnungsmethoden in der Aerodynamik”. Hier findet ihr alle benötigten Ressourcen und Anleitungen, um erfolgreich an den Übungen teilzunehmen. Die Übungen werden als Jupyter Notebooks, also einer Kombination aus Python Quellcode und Markdown Text, nach und nach bereitgestellt.</text:span></text:p>
      <text:p text:style-name="P36"><text:span text:style-name="T3"/></text:p>
      <text:h text:style-name="P10" text:outline-level="2"><text:bookmark-start text:name="inhaltsverzeichnis"/>Inhaltsverzeichnis<text:bookmark-end text:name="inhaltsverzeichnis"/></text:h>
      <text:p text:style-name="P73"><text:span text:style-name="T2"/></text:p>
      <text:list text:style-name="L1">
        <text:list-item>
          <text:p text:style-name="P21"><text:a xlink:type="simple" xlink:href="#einführung" text:style-name="Internet_20_link" text:visited-style-name="Visited_20_Internet_20_Link"><text:span text:style-name="Definition"><text:span text:style-name="T4">Einführung</text:span></text:span></text:a></text:p>
        </text:list-item>
        <text:list-item>
          <text:p text:style-name="P21"><text:a xlink:type="simple" xlink:href="#voraussetzungen" text:style-name="Internet_20_link" text:visited-style-name="Visited_20_Internet_20_Link"><text:span text:style-name="Definition"><text:span text:style-name="T4">Voraussetzungen</text:span></text:span></text:a></text:p>
        </text:list-item>
        <text:list-item>
          <text:p text:style-name="P21"><text:a xlink:type="simple" xlink:href="#installation-von-vs-code" text:style-name="Internet_20_link" text:visited-style-name="Visited_20_Internet_20_Link"><text:span text:style-name="Definition"><text:span text:style-name="T4">Installation von VS Code</text:span></text:span></text:a></text:p>
        </text:list-item>
        <text:list-item>
          <text:p text:style-name="P21"><text:a xlink:type="simple" xlink:href="#installation-von-python" text:style-name="Internet_20_link" text:visited-style-name="Visited_20_Internet_20_Link"><text:span text:style-name="Definition"><text:span text:style-name="T4">Installation von Python</text:span></text:span></text:a></text:p>
        </text:list-item>
        <text:list-item>
          <text:p text:style-name="P21"><text:a xlink:type="simple" xlink:href="#einrichten-eines-virtuellen-environments" text:style-name="Internet_20_link" text:visited-style-name="Visited_20_Internet_20_Link"><text:span text:style-name="Definition"><text:span text:style-name="T4">Einrichten eines virtuellen Environments</text:span></text:span></text:a></text:p>
        </text:list-item>
        <text:list-item>
          <text:p text:style-name="P22"><text:a xlink:type="simple" xlink:href="#verwendung-von-jupyter-notebooks-in-vs-code" text:style-name="Internet_20_link" text:visited-style-name="Visited_20_Internet_20_Link"><text:span text:style-name="Definition"><text:span text:style-name="T4">Verwendung von Jupyter Notebooks in VS Code</text:span></text:span></text:a></text:p>
        </text:list-item>
      </text:list>
      <text:h text:style-name="P12" text:outline-level="2"/>
      <text:h text:style-name="P9" text:outline-level="2"><text:bookmark-start text:name="einführung"/>Einführung<text:bookmark-end text:name="einführung"/></text:h>
      <text:p text:style-name="P71"><text:span text:style-name="T2"/></text:p>
      <text:p text:style-name="P3">Diese Anleitung hilft euch bei der Einrichtung eurer Entwicklungsumgebung, um die Übungen zur Vorlesung “Berechnungsmethoden in der Aerodynamik” durchzuführen. Wir verwenden Visual Studio Code (VS Code) als Haupt-Editor und Python als Programmiersprache. VS Code ist kostenlos, open-source und unterstützte Jupyter Notebooks. Ein virtuelles Environment wird eingerichtet, um die Dependencies (Pakete) zu verwalten und die Kompatibilität zu gewährleisten. Warum braucht man ein solches virtuelles Environment? Es bietet eine isolierte Programmierumgebung und es werden Konflikte zwischen verschiedenen Projekten mit verschiedenen Paket-Versionen vermieden. Isoliert bedeutet in dem Fall auch, dass die globale Python-Installation eures Computers unberührt bleibt, wodurch auch die globalen Systemwerkzeuge unberührt bleiben. Darüber hinaus gibt es weitere Gründe, aber der Kerngedanke sollte klar sein: Isolation.</text:p>
      <text:p text:style-name="P35"><text:span text:style-name="T4">In Software-Projekten ist es üblicherweise “Good Practice” die benötigten Pakete mit ihrer Version in eine </text:span><text:span text:style-name="Source_5f_Text"><text:span text:style-name="T2">requirements.txt</text:span></text:span><text:span text:style-name="T2"> </text:span><text:span text:style-name="T4">zu schreiben, sodass man sie von dort gebündelt installieren kann. Hat man eine solche Datei in dem Ordner, in den man auch das virtuelle Environment installiert, wird sie automatisch von VS Code erkannt und beim aufsetzen werden </text:span><text:soft-page-break/><text:span text:style-name="T4">die benötigten Pakete direkt mit installiert.</text:span></text:p>
      <text:p text:style-name="P37"><text:span text:style-name="T4"/></text:p>
      <text:h text:style-name="P11" text:outline-level="2"><text:bookmark-start text:name="voraussetzungen"/>Voraussetzungen<text:bookmark-end text:name="voraussetzungen"/></text:h>
      <text:p text:style-name="P72"><text:span text:style-name="T2"/></text:p>
      <text:p text:style-name="P2"><text:span text:style-name="T4">Bevor ihr beginnt, stellt sicher, dass ihr die folgenden Voraussetzungen erfüllt:</text:span></text:p>
      <text:list text:style-name="L2">
        <text:list-item>
          <text:p text:style-name="P39">Ein Computer mit Windows, macOS oder Linux</text:p>
        </text:list-item>
        <text:list-item>
          <text:p text:style-name="P39">Internetzugang, um die benötigte Software herunterzuladen</text:p>
        </text:list-item>
      </text:list>
      <text:p text:style-name="P64"/>
      <text:h text:style-name="P9" text:outline-level="2"><text:bookmark-start text:name="installation-von-vs-code"/>Installation von VS Code<text:bookmark-end text:name="installation-von-vs-code"/></text:h>
      <text:p text:style-name="P71"><text:span text:style-name="T2"/></text:p>
      <text:list xml:id="list2284983649" text:style-name="L3">
        <text:list-item>
          <text:p text:style-name="P40">Herunterladen und Installieren:</text:p>
          <text:list text:style-name="L4">
            <text:list-item>
              <text:p text:style-name="P23"><text:span text:style-name="T4">Besucht die </text:span><text:a xlink:type="simple" xlink:href="https://code.visualstudio.com/" text:style-name="Internet_20_link" text:visited-style-name="Visited_20_Internet_20_Link"><text:span text:style-name="Definition"><text:span text:style-name="T4">VS Code Webseite</text:span></text:span></text:a><text:span text:style-name="T4">.</text:span></text:p>
            </text:list-item>
            <text:list-item>
              <text:p text:style-name="P46">Ladet die passende Version für euer Betriebssystem herunter.</text:p>
            </text:list-item>
            <text:list-item>
              <text:p text:style-name="P47">Folgt den Installationsanweisungen auf der Webseite.</text:p>
              <text:p text:style-name="P69"/>
            </text:list-item>
          </text:list>
        </text:list-item>
        <text:list-item>
          <text:p text:style-name="P41">Erste Schritte mit VS Code:</text:p>
          <text:list text:style-name="L5">
            <text:list-item>
              <text:p text:style-name="P48">Startet VS Code nach der Installation.</text:p>
            </text:list-item>
            <text:list-item>
              <text:p text:style-name="P48">Erkundet die Benutzeroberfläche und macht euch mit den grundlegenden Funktionen vertraut.</text:p>
            </text:list-item>
          </text:list>
        </text:list-item>
      </text:list>
      <text:p text:style-name="P65"/>
      <text:h text:style-name="P9" text:outline-level="2"><text:bookmark-start text:name="installation-von-python"/>Installation von Python<text:bookmark-end text:name="installation-von-python"/></text:h>
      <text:p text:style-name="P71"><text:span text:style-name="T2"/></text:p>
      <text:list xml:id="list2454889240" text:style-name="L6">
        <text:list-item>
          <text:p text:style-name="P42">Herunterladen und Installieren:</text:p>
          <text:list text:style-name="L7">
            <text:list-item>
              <text:p text:style-name="P24"><text:span text:style-name="T4">Besucht die </text:span><text:a xlink:type="simple" xlink:href="https://www.python.org/downloads/" text:style-name="Internet_20_link" text:visited-style-name="Visited_20_Internet_20_Link"><text:span text:style-name="Definition"><text:span text:style-name="T4">Python Webseite</text:span></text:span></text:a><text:span text:style-name="T4">.</text:span></text:p>
            </text:list-item>
            <text:list-item>
              <text:p text:style-name="P49">Ladet eine aktuelle Version von Python herunter, die Notebooks basieren auf Python 3.12.4</text:p>
            </text:list-item>
            <text:list-item>
              <text:p text:style-name="P34"><text:span text:style-name="T3">Stellt sicher, dass ihr die Option “</text:span><text:span text:style-name="T5">Add Python to PATH </text:span><text:span text:style-name="T3">” während der Installation aktiviert.</text:span></text:p>
            </text:list-item>
            <text:list-item>
              <text:p text:style-name="P50">Folgt den Installationsanweisungen.</text:p>
              <text:p text:style-name="P68"/>
            </text:list-item>
          </text:list>
        </text:list-item>
        <text:list-item>
          <text:p text:style-name="P42">Überprüfen der Installation:</text:p>
          <text:list text:style-name="L8">
            <text:list-item>
              <text:p text:style-name="P51">Öffnet eine Kommandozeile (Command Prompt, Terminal).</text:p>
            </text:list-item>
            <text:list-item>
              <text:p text:style-name="P25"><text:span text:style-name="T4">Gebt </text:span><text:span text:style-name="Source_5f_Text"><text:span text:style-name="T2">python --version</text:span></text:span><text:span text:style-name="T4"> ein, um zu überprüfen, ob Python korrekt installiert ist.</text:span></text:p>
            </text:list-item>
          </text:list>
        </text:list-item>
      </text:list>
      <text:p text:style-name="P38"><text:span text:style-name="T4"/></text:p>
      <text:h text:style-name="P9" text:outline-level="2"><text:bookmark-start text:name="einrichten-eines-virtuellen-environments"/><text:soft-page-break/>Einrichten eines virtuellen Environments<text:bookmark-end text:name="einrichten-eines-virtuellen-environments"/></text:h>
      <text:p text:style-name="P71"><text:span text:style-name="T2"/></text:p>
      <text:list text:style-name="L9">
        <text:list-item>
          <text:p text:style-name="P52">Erstellt euch einen Projektordner, in dem ihr zukünftig arbeiten wollt, bspw. nennt ihr ihn “<text:span text:style-name="T1">aero-lecture</text:span>”</text:p>
        </text:list-item>
        <text:list-item>
          <text:p text:style-name="P26"><text:span text:style-name="T4">dort fügt ihr die bereitgestellte Datei </text:span><text:span text:style-name="Source_5f_Text"><text:span text:style-name="T2">requirements.txt</text:span></text:span><text:span text:style-name="T4"> <text:s/>ein und später auch die Juypter Notebooks</text:span></text:p>
        </text:list-item>
      </text:list>
      <text:p text:style-name="P76"><text:span text:style-name="T4"/></text:p>
      <text:h text:style-name="P13" text:outline-level="3"><text:bookmark-start text:name="methode-1-über-vs-code"/><text:span text:style-name="T2">Methode 1: Über VS Code</text:span><text:bookmark-end text:name="methode-1-über-vs-code"/></text:h>
      <text:p text:style-name="P6"><text:span text:style-name="T4">Es gibt mehrere Möglichkeiten ein virtuelles Enviroment zu erzeugen. VS Code selbst bieten eine solche Funktionalität an und sie ist sehr einfach zu bedienen.</text:span></text:p>
      <text:p text:style-name="P70"/>
      <text:list xml:id="list2358382501" text:style-name="L10">
        <text:list-item>
          <text:p text:style-name="P43">Öffnen des Projekts:</text:p>
          <text:list text:style-name="L11">
            <text:list-item>
              <text:p text:style-name="P53">Öffnet VS Code</text:p>
            </text:list-item>
            <text:list-item>
              <text:p text:style-name="P27"><text:span text:style-name="T4">Geht auf </text:span><text:span text:style-name="Source_5f_Text"><text:span text:style-name="T2">File -&gt; Open Folder</text:span></text:span></text:p>
            </text:list-item>
            <text:list-item>
              <text:p text:style-name="P28"><text:span text:style-name="T4">Ihr solltet im Explorer nun euren gewählten Ordnernamen sehen und darin die</text:span><text:span text:style-name="T2"> </text:span><text:span text:style-name="Source_5f_Text"><text:span text:style-name="T2">requirements.txt</text:span></text:span><text:span text:style-name="T2"> </text:span><text:span text:style-name="T4">und </text:span><text:span text:style-name="Source_5f_Text"><text:span text:style-name="T2">README.md</text:span></text:span></text:p>
            </text:list-item>
          </text:list>
        </text:list-item>
      </text:list>
      <text:p text:style-name="P77"><text:span text:style-name="Source_5f_Text"><text:span text:style-name="T6"/></text:span></text:p>
      <text:list xml:id="list135745871164765" text:continue-numbering="true" text:style-name="L10">
        <text:list-item>
          <text:p text:style-name="P43">Erstellen des Environments:</text:p>
          <text:list text:style-name="L12">
            <text:list-item>
              <text:p text:style-name="P54">Öffnet die Command Palette (F1 oder Strg+Shift+P).</text:p>
            </text:list-item>
            <text:list-item>
              <text:p text:style-name="P29"><text:span text:style-name="T4">Gebt </text:span><text:span text:style-name="Source_5f_Text"><text:span text:style-name="T2">Python: Create Environment</text:span></text:span><text:span text:style-name="T4"> ein und wählt die Option </text:span><text:span text:style-name="Source_5f_Text"><text:span text:style-name="T2">Venv</text:span></text:span><text:span text:style-name="T2"> </text:span><text:span text:style-name="T4">aus.</text:span></text:p>
            </text:list-item>
            <text:list-item>
              <text:p text:style-name="P54">Folgt den Anweisungen, um das virtuelle Environment zu erstellen.</text:p>
            </text:list-item>
            <text:list-item>
              <text:p text:style-name="P30"><text:span text:style-name="T4">VS Code erkennt automatisch die </text:span><text:span text:style-name="Source_5f_Text"><text:span text:style-name="T2">requirements.txt</text:span></text:span><text:span text:style-name="T2">,</text:span><text:span text:style-name="T4"> klickt auf das Kästchen und alle benötigten Pakete werden automatisch installiert</text:span></text:p>
            </text:list-item>
          </text:list>
        </text:list-item>
      </text:list>
      <text:p text:style-name="P75"><text:span text:style-name="T4"/></text:p>
      <text:list xml:id="list135745770114084" text:continue-numbering="true" text:style-name="L10">
        <text:list-item>
          <text:p text:style-name="P43">Auswählen des Environments:</text:p>
          <text:list text:style-name="L13">
            <text:list-item>
              <text:p text:style-name="P31"><text:span text:style-name="T4">Navigiert rechts zu </text:span><text:span text:style-name="Source_5f_Text"><text:span text:style-name="T2">Select Kernel</text:span></text:span><text:span text:style-name="T4"> und wählt das Python-Environment aus, das ihr zuvor erstellt habt</text:span></text:p>
            </text:list-item>
            <text:list-item>
              <text:p text:style-name="P55">Alternativ startet ihr das Notebook, wobei eine Meldung kommt und ihr daraufhin ein Environment auswählen müsst</text:p>
            </text:list-item>
          </text:list>
        </text:list-item>
      </text:list>
      <text:p text:style-name="P66"/>
      <text:h text:style-name="Heading_20_3" text:outline-level="3"><text:bookmark-start text:name="methode-2-über-die-kommandozeile"/><text:span text:style-name="T2">Methode 2: Über die Kommandozeile</text:span><text:bookmark-end text:name="methode-2-über-die-kommandozeile"/></text:h>
      <text:list xml:id="list324569953" text:style-name="L14">
        <text:list-item>
          <text:p text:style-name="P44">Erstellen des Environments:</text:p>
          <text:list text:style-name="L15">
            <text:list-item>
              <text:p text:style-name="P57">Öffnet eine Kommandozeile.</text:p>
            </text:list-item>
            <text:list-item>
              <text:p text:style-name="P57">Navigiert zu dem Ordner, in dem euer Projekt gespeichert ist (siehe <text:span text:style-name="T1">linux_help.pdf</text:span>).</text:p>
            </text:list-item>
            <text:list-item>
              <text:p text:style-name="P56">Gebt den folgenden Befehl ein, um ein virtuelles Environment zu erstellen:</text:p>
              <text:p text:style-name="P14">python -m venv venv</text:p>
            </text:list-item>
          </text:list>
        </text:list-item>
      </text:list>
      <text:p text:style-name="P18"/>
      <text:list xml:id="list135746212531032" text:continue-numbering="true" text:style-name="L14">
        <text:list-item>
          <text:p text:style-name="P44"><text:soft-page-break/>Aktivieren des Environments:</text:p>
          <text:list text:style-name="L16">
            <text:list-item>
              <text:p text:style-name="P59">Windows:</text:p>
              <text:p text:style-name="P16">.\venv\Scripts\activate</text:p>
            </text:list-item>
            <text:list-item>
              <text:p text:style-name="P58">macOS/Linux:</text:p>
              <text:p text:style-name="P15">source venv/bin/activate</text:p>
            </text:list-item>
          </text:list>
        </text:list-item>
      </text:list>
      <text:p text:style-name="P19"/>
      <text:p text:style-name="P19"/>
      <text:list xml:id="list135745497932135" text:continue-numbering="true" text:style-name="L14">
        <text:list-item>
          <text:p text:style-name="P44">Installieren der Abhängigkeiten:</text:p>
          <text:list text:style-name="L17">
            <text:list-item>
              <text:p text:style-name="P60">Nachdem das Environment aktiviert ist, installiert die benötigten Pakete:</text:p>
              <text:p text:style-name="P17">pip install -r requirements.txt</text:p>
            </text:list-item>
          </text:list>
        </text:list-item>
      </text:list>
      <text:p text:style-name="P20"/>
      <text:h text:style-name="P9" text:outline-level="2"><text:bookmark-start text:name="verwendung-von-jupyter-notebooks-in-vs-code"/>Verwendung von Jupyter Notebooks in VS Code<text:bookmark-end text:name="verwendung-von-jupyter-notebooks-in-vs-code"/></text:h>
      <text:p text:style-name="P71"><text:span text:style-name="T2"/></text:p>
      <text:list xml:id="list410931484" text:style-name="L18">
        <text:list-item>
          <text:p text:style-name="P45">Installieren der Jupyter Erweiterung:</text:p>
          <text:list text:style-name="L19">
            <text:list-item>
              <text:p text:style-name="P61">Öffnet VS Code.</text:p>
            </text:list-item>
            <text:list-item>
              <text:p text:style-name="P61">Geht zum Extensions-Tab (seitliches Symbol mit den Quadraten) und sucht nach “Jupyter”.</text:p>
            </text:list-item>
            <text:list-item>
              <text:p text:style-name="P61">Installiert die Jupyter Erweiterung.</text:p>
            </text:list-item>
          </text:list>
        </text:list-item>
      </text:list>
      <text:p text:style-name="P67"/>
      <text:list xml:id="list135746556142255" text:continue-numbering="true" text:style-name="L18">
        <text:list-item>
          <text:p text:style-name="P45">Starten eines Jupyter Notebooks:</text:p>
          <text:list text:style-name="L20">
            <text:list-item>
              <text:p text:style-name="P62">Öffnet die Command Palette (F1 oder Strg+Shift+P).</text:p>
            </text:list-item>
            <text:list-item>
              <text:p text:style-name="P32"><text:span text:style-name="T4">Gebt </text:span><text:span text:style-name="Source_5f_Text"><text:span text:style-name="T2">Jupyter: Create New Blank Notebook</text:span></text:span><text:span text:style-name="T4"> ein und wählt das Python-Environment aus, das ihr zuvor erstellt habt</text:span></text:p>
            </text:list-item>
            <text:list-item>
              <text:p text:style-name="P32"><text:span text:style-name="T4">Oder ihr öffnet eines der Notebooks zur Übung, navigiert rechts zu </text:span><text:span text:style-name="Source_5f_Text"><text:span text:style-name="T2">Select Kernel</text:span></text:span><text:span text:style-name="T2"> </text:span><text:span text:style-name="T4">und wählt das Python-Environment aus, das ihr zuvor erstellt habt</text:span></text:p>
            </text:list-item>
          </text:list>
        </text:list-item>
      </text:list>
      <text:p text:style-name="P71"><text:span text:style-name="T2"/></text:p>
      <text:list xml:id="list135746100948511" text:continue-numbering="true" text:style-name="L18">
        <text:list-item>
          <text:p text:style-name="P45">Arbeiten mit Jupyter Notebooks:</text:p>
          <text:list text:style-name="L21">
            <text:list-item>
              <text:p text:style-name="P63">Ihr könnt nun Zellen hinzufügen und euren Python-Code ausführen.</text:p>
            </text:list-item>
            <text:list-item>
              <text:p text:style-name="P63">Speichert euer Notebook regelmäßig, um eure Fortschritte zu sichern.</text:p>
            </text:list-item>
          </text:list>
        </text:list-item>
      </text:list>
      <text:p text:style-name="P65"/>
      <text:h text:style-name="Heading_20_2" text:outline-level="2"><text:bookmark-start text:name="weitere-ressourcen"/><text:span text:style-name="T2">Weitere Ressourcen</text:span><text:bookmark-end text:name="weitere-ressourcen"/></text:h>
      <text:p text:style-name="P71"><text:span text:style-name="T2"/></text:p>
      <text:list text:style-name="L22">
        <text:list-item>
          <text:p text:style-name="P33"><text:a xlink:type="simple" xlink:href="https://code.visualstudio.com/docs" text:style-name="Internet_20_link" text:visited-style-name="Visited_20_Internet_20_Link"><text:span text:style-name="Definition"><text:span text:style-name="T4">VS Code Dokumentation</text:span></text:span></text:a></text:p>
        </text:list-item>
        <text:list-item>
          <text:p text:style-name="P33"><text:a xlink:type="simple" xlink:href="https://docs.python.org/3/" text:style-name="Internet_20_link" text:visited-style-name="Visited_20_Internet_20_Link"><text:span text:style-name="Definition"><text:span text:style-name="T4">Python Dokumentation</text:span></text:span></text:a></text:p>
        </text:list-item>
        <text:list-item>
          <text:p text:style-name="P33"><text:a xlink:type="simple" xlink:href="https://jupyter.org/documentation" text:style-name="Internet_20_link" text:visited-style-name="Visited_20_Internet_20_Link"><text:span text:style-name="Definition"><text:span text:style-name="T4">Jupyter Dokumentation</text:span></text:span></text:a></text:p>
        </text:list-item>
      </text:list>
      <text:p text:style-name="P74"><text:span text:style-name="Definition"><text:span text:style-name="T6"/></text:span></text:p>
      <text:p text:style-name="P4">Viel Spaß und Erfolg bei den Übungen zu Berechnungsmethoden der Aerodynami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exusSansPro" svg:font-family="NexusSansPro" style:font-family-generic="swiss" style:font-pitch="variable"/>
    <style:font-face style:name="OpenSymbol" svg:font-family="OpenSymbol" style:font-charset="x-symbol"/>
    <style:font-face style:name="Songti SC" svg:font-family="'Songti SC'"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MacOSX_AARCH64 LibreOffice_project/db4def46b0453cc22e2d0305797cf981b68ef5ac</meta:generator>
    <dc:title/>
    <dc:description/>
    <dc:subject/>
    <meta:keyword/>
    <meta:initial-creator/>
    <meta:creation-date>2024-09-23T11:26:12Z</meta:creation-date>
    <dc:date>2024-09-23T13:57:45.025880182</dc:date>
    <meta:editing-duration>PT4M48S</meta:editing-duration>
    <meta:editing-cycles>1</meta:editing-cycles>
    <meta:document-statistic meta:table-count="0" meta:image-count="0" meta:object-count="0" meta:page-count="4" meta:paragraph-count="84" meta:word-count="804" meta:character-count="5518" meta:non-whitespace-character-count="4861"/>
  </office:meta>
</office:document-meta>
</file>